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00000005004AF5C2DC39B93B65.png" manifest:media-type="image/png"/>
  <manifest:file-entry manifest:full-path="Pictures/100002010000050000000500BBC17B2B5B06961A.png" manifest:media-type="image/png"/>
  <manifest:file-entry manifest:full-path="Pictures/10000201000004000000040070A033219F31192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595959" draw:stroke-linejoin="round" draw:fill="solid" draw:fill-color="#f3f3f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595959" draw:stroke-linejoin="round" draw:fill="solid" draw:fill-color="#d0e0e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595959" draw:stroke-linejoin="round" draw:fill="solid" draw:fill-color="#f4cc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78909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595959" draw:stroke-linejoin="round" draw:fill="solid" draw:fill-color="#ead1d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79cm" svg:stroke-color="#741b47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79cm" svg:stroke-color="#38761d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000000" draw:stroke-linejoin="round" draw:fill="solid" draw:fill-color="#d0e0e3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>
      <style:graphic-properties style:protect="size"/>
    </style:style>
    <style:style style:name="pr1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f3f3f3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solid" draw:fill-color="#d0e0e3"/>
      <style:paragraph-properties fo:text-align="start" style:font-independent-line-spacing="true"/>
      <style:text-properties fo:font-size="14pt"/>
    </style:style>
    <style:style style:name="P4" style:family="paragraph">
      <loext:graphic-properties draw:fill="solid" draw:fill-color="#f4cccc"/>
      <style:paragraph-properties fo:text-align="start" style:font-independent-line-spacing="true"/>
      <style:text-properties fo:font-size="14pt"/>
    </style:style>
    <style:style style:name="P5" style:family="paragraph">
      <loext:graphic-properties draw:fill="solid" draw:fill-color="#78909c"/>
      <style:paragraph-properties fo:text-align="start" style:font-independent-line-spacing="true"/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solid" draw:fill-color="#ead1dc"/>
      <style:paragraph-properties fo:text-align="start" style:font-independent-line-spacing="true"/>
      <style:text-properties fo:font-size="14pt"/>
    </style:style>
    <style:style style:name="P8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5" style:family="text">
      <style:text-properties fo:font-variant="normal" fo:text-transform="none" fo:color="#0097a7" style:text-line-through-style="none" style:text-line-through-type="none" style:text-position="0% 100%" style:font-name="Arial" fo:font-size="8pt" fo:letter-spacing="normal" fo:font-style="normal" style:text-underline-style="solid" style:text-underline-width="auto" style:text-underline-color="font-color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7pt" fo:letter-spacing="normal" fo:font-style="normal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style:style style:name="T7" style:family="text">
      <style:text-properties fo:font-variant="normal" fo:text-transform="none" fo:color="#0097a7" style:text-line-through-style="none" style:text-line-through-type="none" style:text-position="0% 100%" style:font-name="Arial" fo:font-size="7pt" fo:letter-spacing="normal" fo:font-style="normal" style:text-underline-style="solid" style:text-underline-width="auto" style:text-underline-color="font-color" fo:font-weight="normal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1" draw:layer="layout" svg:width="11.545cm" svg:height="9.572cm" svg:x="0.361cm" svg:y="4.402cm">
          <text:p text:style-name="P6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2" draw:text-style-name="P3" draw:layer="layout" svg:width="5.777cm" svg:height="1.423cm" svg:x="1.058cm" svg:y="4.541cm">
          <text:p text:style-name="P2"><text:span text:style-name="T1">Web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3" draw:text-style-name="P4" draw:layer="layout" svg:width="3.222cm" svg:height="3.078cm" svg:x="8.202cm" svg:y="9.251cm">
          <text:p text:style-name="P2"><text:span text:style-name="T2">SMTP IN</text:span></text:p>
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Google Shape;57;p13" draw:style-name="gr4" draw:text-style-name="P5" draw:layer="layout" svg:width="3.222cm" svg:height="3.078cm" svg:x="12.351cm" svg:y="9.251cm">
          <text:p text:style-name="P2"><text:span text:style-name="T2">SMTP OUT</text:span></text:p>
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Google Shape;58;p13" draw:style-name="gr5" draw:text-style-name="P7" draw:layer="layout" svg:width="3.631cm" svg:height="3.487cm" svg:x="2.131cm" svg:y="9.092cm">
          <text:p text:style-name="P6"><text:span text:style-name="T3">Relationships &amp; expiry</text:span></text:p>
          <draw:enhanced-geometry draw:mirror-horizontal="false" draw:mirror-vertical="false" drawooo:sub-view-size="21600 21600 21600 21600 21600 21600" draw:text-areas="0 ?f0 ?f4 ?f1" svg:viewBox="0 0 0 0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<draw:equation draw:name="f0" draw:formula="logheight*3675/21600"/>
            <draw:equation draw:name="f1" draw:formula="logheight*20782/21600"/>
            <draw:equation draw:name="f2" draw:formula="logwidth*9298/21600"/>
            <draw:equation draw:name="f3" draw:formula="logwidth*12286/21600"/>
            <draw:equation draw:name="f4" draw:formula="logwidth*18595/21600"/>
            <draw:equation draw:name="f5" draw:formula="logheight/2"/>
            <draw:equation draw:name="f6" draw:formula="logwidth"/>
          </draw:enhanced-geometry>
        </draw:custom-shape>
        <draw:custom-shape draw:name="Google Shape;59;p13" draw:style-name="gr6" draw:text-style-name="P8" draw:layer="layout" svg:width="3.222cm" svg:height="0.841cm" svg:x="3.613cm" svg:y="0.313cm">
          <text:p text:style-name="P6"><text:span text:style-name="T3">UserID1</text:span></text:p>
          <draw:enhanced-geometry draw:mirror-horizontal="false" draw:mirror-vertical="false" drawooo:sub-view-size="6 6" draw:text-areas="?f5 0 ?f0 ?f3" svg:viewBox="0 0 0 0" draw:type="ooxml-flowChartDisplay" draw:enhanced-path="M 0 3 L 1 0 5 0 L 1 6 Z N" drawooo:enhanced-path="M 0 3 L 1 0 5 0 G 1 3 ?f6 ?f7 L 1 6 Z N">
            <draw:equation draw:name="f0" draw:formula="logwidth*5/6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6"/>
            <draw:equation draw:name="f6" draw:formula="(16200000)/60000.0"/>
            <draw:equation draw:name="f7" draw:formula="(10800000)/60000.0"/>
          </draw:enhanced-geometry>
        </draw:custom-shape>
        <draw:custom-shape draw:name="Google Shape;60;p13" draw:style-name="gr6" draw:text-style-name="P8" draw:layer="layout" svg:width="3.222cm" svg:height="0.841cm" svg:x="3.613cm" svg:y="2.348cm">
          <text:p text:style-name="P6"><text:span text:style-name="T3">Validity</text:span></text:p>
          <draw:enhanced-geometry draw:mirror-horizontal="false" draw:mirror-vertical="false" drawooo:sub-view-size="6 6" draw:text-areas="?f5 0 ?f0 ?f3" svg:viewBox="0 0 0 0" draw:type="ooxml-flowChartDisplay" draw:enhanced-path="M 0 3 L 1 0 5 0 L 1 6 Z N" drawooo:enhanced-path="M 0 3 L 1 0 5 0 G 1 3 ?f6 ?f7 L 1 6 Z N">
            <draw:equation draw:name="f0" draw:formula="logwidth*5/6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6"/>
            <draw:equation draw:name="f6" draw:formula="(16200000)/60000.0"/>
            <draw:equation draw:name="f7" draw:formula="(10800000)/60000.0"/>
          </draw:enhanced-geometry>
        </draw:custom-shape>
        <draw:custom-shape draw:name="Google Shape;61;p13" draw:style-name="gr6" draw:text-style-name="P8" draw:layer="layout" svg:width="3.222cm" svg:height="0.841cm" svg:x="3.613cm" svg:y="1.33cm">
          <text:p text:style-name="P6"><text:span text:style-name="T3">UserID2</text:span></text:p>
          <draw:enhanced-geometry draw:mirror-horizontal="false" draw:mirror-vertical="false" drawooo:sub-view-size="6 6" draw:text-areas="?f5 0 ?f0 ?f3" svg:viewBox="0 0 0 0" draw:type="ooxml-flowChartDisplay" draw:enhanced-path="M 0 3 L 1 0 5 0 L 1 6 Z N" drawooo:enhanced-path="M 0 3 L 1 0 5 0 G 1 3 ?f6 ?f7 L 1 6 Z N">
            <draw:equation draw:name="f0" draw:formula="logwidth*5/6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6"/>
            <draw:equation draw:name="f6" draw:formula="(16200000)/60000.0"/>
            <draw:equation draw:name="f7" draw:formula="(10800000)/60000.0"/>
          </draw:enhanced-geometry>
        </draw:custom-shape>
        <draw:custom-shape draw:name="Google Shape;62;p13" draw:style-name="gr6" draw:text-style-name="P8" draw:layer="layout" svg:width="3.222cm" svg:height="0.841cm" svg:x="3.613cm" svg:y="3.406cm">
          <text:p text:style-name="P6"><text:span text:style-name="T3">Message</text:span></text:p>
          <draw:enhanced-geometry draw:mirror-horizontal="false" draw:mirror-vertical="false" drawooo:sub-view-size="6 6" draw:text-areas="?f5 0 ?f0 ?f3" svg:viewBox="0 0 0 0" draw:type="ooxml-flowChartDisplay" draw:enhanced-path="M 0 3 L 1 0 5 0 L 1 6 Z N" drawooo:enhanced-path="M 0 3 L 1 0 5 0 G 1 3 ?f6 ?f7 L 1 6 Z N">
            <draw:equation draw:name="f0" draw:formula="logwidth*5/6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6"/>
            <draw:equation draw:name="f6" draw:formula="(16200000)/60000.0"/>
            <draw:equation draw:name="f7" draw:formula="(10800000)/60000.0"/>
          </draw:enhanced-geometry>
        </draw:custom-shape>
        <draw:custom-shape draw:name="Google Shape;63;p13" draw:style-name="gr2" draw:text-style-name="P3" draw:layer="layout" svg:width="2.717cm" svg:height="4.064cm" svg:x="0.763cm" svg:y="0.231cm">
          <text:p text:style-name="P6"><text:span text:style-name="T2">/send</text:span></text:p>
          <draw:enhanced-geometry draw:mirror-horizontal="true" draw:mirror-vertical="false" draw:text-areas="0 ?f7 ?f5 ?f8" svg:viewBox="0 0 0 0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custom-shape draw:name="Google Shape;64;p13" draw:style-name="gr7" draw:text-style-name="P9" draw:layer="layout" svg:width="0.002cm" svg:height="3.703cm" svg:x="3.945cm" svg:y="5.965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65;p13" draw:style-name="gr8" draw:text-style-name="P9" draw:layer="layout" svg:width="1.423cm" svg:height="1.423cm" svg:x="9.102cm" svg:y="4.892cm">
          <draw:image xlink:href="Pictures/10000201000004000000040070A033219F311925.png" xlink:type="simple" xlink:show="embed" xlink:actuate="onLoad">
            <text:p/>
          </draw:image>
        </draw:frame>
        <draw:frame draw:name="Google Shape;66;p13" draw:style-name="gr8" draw:text-style-name="P9" draw:layer="layout" svg:width="3.078cm" svg:height="3.078cm" svg:x="12.423cm" svg:y="0.845cm">
          <draw:image xlink:href="Pictures/100002010000050000000500BBC17B2B5B06961A.png" xlink:type="simple" xlink:show="embed" xlink:actuate="onLoad">
            <text:p/>
          </draw:image>
        </draw:frame>
        <draw:custom-shape draw:name="Google Shape;67;p13" draw:style-name="gr9" draw:text-style-name="P9" draw:layer="layout" svg:width="3.429cm" svg:height="2.631cm" svg:x="9.812cm" svg:y="2.261cm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68;p13" draw:style-name="gr9" draw:text-style-name="P9" draw:layer="layout" svg:width="0.001cm" svg:height="2.933cm" svg:x="9.814cm" svg:y="6.3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9;p13" draw:style-name="gr7" draw:text-style-name="P9" draw:layer="layout" svg:width="0.117cm" svg:height="10.267cm" draw:transform="rotate (1.5707963267949) translate (3.695cm 12.448cm)">
          <text:p/>
          <draw:enhanced-geometry draw:mirror-horizontal="false" draw:mirror-vertical="false" draw:text-areas="0 0 ?f5 ?f6" svg:viewBox="0 0 0 0" draw:type="ooxml-curvedConnector3" draw:modifiers="-664427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70;p13" draw:style-name="gr7" draw:text-style-name="P9" draw:layer="layout" svg:width="0.001cm" svg:height="5.326cm" draw:transform="rotate (-3.14159265358979) translate (13.963cm 9.25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1;p13" draw:style-name="gr6" draw:text-style-name="P8" draw:layer="layout" svg:width="3.945cm" svg:height="2.51cm" svg:x="0.584cm" svg:y="6.085cm">
          <text:p text:style-name="P6"><text:span text:style-name="T4">userid1:user1@mail.com</text:span></text:p>
          <text:p text:style-name="P6"><text:span text:style-name="T4">userid2:user2@mail.com</text:span></text:p>
          <text:p text:style-name="P6"><text:span text:style-name="T4">userid3:user2@mail.com</text:span></text:p>
          <draw:enhanced-geometry draw:mirror-horizontal="false" draw:mirror-vertical="false" drawooo:sub-view-size="20 20" draw:text-areas="0 ?f6 ?f5 ?f1" svg:viewBox="0 0 0 0" draw:type="ooxml-flowChartPunchedTape" draw:enhanced-path="M 0 2 L 5 2 Z N" drawooo:enhanced-path="M 0 2 G 5 2 ?f7 ?f8 5 2 ?f9 ?f10 L 20 18 G 5 2 ?f11 ?f12 5 2 ?f13 ?f14 Z N">
            <draw:equation draw:name="f0" draw:formula="logheight*9/10"/>
            <draw:equation draw:name="f1" draw:formula="logheight*4/5"/>
            <draw:equation draw:name="f2" draw:formula="logwidth/2"/>
            <draw:equation draw:name="f3" draw:formula="logheight/10"/>
            <draw:equation draw:name="f4" draw:formula="logheight/2"/>
            <draw:equation draw:name="f5" draw:formula="logwidth"/>
            <draw:equation draw:name="f6" draw:formula="logheight/5"/>
            <draw:equation draw:name="f7" draw:formula="(10800000)/60000.0"/>
            <draw:equation draw:name="f8" draw:formula="(-10800000)/60000.0"/>
            <draw:equation draw:name="f9" draw:formula="(10800000)/60000.0"/>
            <draw:equation draw:name="f10" draw:formula="(10800000)/60000.0"/>
            <draw:equation draw:name="f11" draw:formula="(0)/60000.0"/>
            <draw:equation draw:name="f12" draw:formula="(-10800000)/60000.0"/>
            <draw:equation draw:name="f13" draw:formula="(0)/60000.0"/>
            <draw:equation draw:name="f14" draw:formula="(10800000)/60000.0"/>
          </draw:enhanced-geometry>
        </draw:custom-shape>
        <draw:custom-shape draw:name="Google Shape;72;p13" draw:style-name="gr9" draw:text-style-name="P9" draw:layer="layout" svg:width="2.438cm" svg:height="0.045cm" svg:x="5.763cm" svg:y="10.79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73;p13" draw:style-name="gr8" draw:text-style-name="P9" draw:layer="layout" svg:width="3.078cm" svg:height="3.078cm" svg:x="16.611cm" svg:y="0.845cm">
          <draw:image xlink:href="Pictures/1000020100000500000005004AF5C2DC39B93B65.png" xlink:type="simple" xlink:show="embed" xlink:actuate="onLoad">
            <text:p/>
          </draw:image>
        </draw:frame>
        <draw:custom-shape draw:name="Google Shape;74;p13" draw:style-name="gr9" draw:text-style-name="P9" draw:layer="layout" svg:width="0.011cm" svg:height="9.052cm" draw:transform="rotate (-1.5707963267949) translate (12.748cm 12.448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75;p13" draw:style-name="gr9" draw:text-style-name="P9" draw:layer="layout" svg:width="6.865cm" svg:height="2.575cm" draw:transform="rotate (1.5707963267949) translate (15.575cm 10.79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76;p13" draw:style-name="gr10" draw:text-style-name="P10" draw:layer="layout" svg:width="7.358cm" svg:height="0.714cm" svg:x="10.155cm" svg:y="0.403cm">
          <text:p text:style-name="P6"><text:span text:style-name="T4">to:</text:span><text:span text:style-name="T5"><text:a xlink:href="mailto:user1@mail.com" xlink:type="simple">user1@mail.com</text:a></text:span><text:span text:style-name="T4"> </text:span></text:p>
          <text:p text:style-name="P6"><text:span text:style-name="T4">from: grab-aaaaa@mydomain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3" draw:style-name="gr10" draw:text-style-name="P10" draw:layer="layout" svg:width="7.358cm" svg:height="0.714cm" svg:x="16.293cm" svg:y="0.403cm">
          <text:p text:style-name="P6"><text:span text:style-name="T4">to:</text:span><text:span text:style-name="T5"><text:a xlink:href="mailto:user1@mail.com" xlink:type="simple">user2@mail.com</text:a></text:span><text:span text:style-name="T4"> </text:span></text:p>
          <text:p text:style-name="P6"><text:span text:style-name="T4">from: grab-bbbbb@mydomain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13" draw:style-name="gr11" draw:text-style-name="P3" draw:layer="layout" svg:width="14.407cm" svg:height="0.714cm" svg:x="0.495cm" svg:y="13.333cm">
          <text:p text:style-name="P6"><text:span text:style-name="T6">a:</text:span><text:span text:style-name="T7"><text:a xlink:href="mailto:user1@mail.com" xlink:type="simple">user1@mail.com</text:a></text:span><text:span text:style-name="T6"> b:</text:span><text:span text:style-name="T7"><text:a xlink:href="mailto:user2@mail.com" xlink:type="simple">user2@mail.com</text:a></text:span><text:span text:style-name="T6"> <text:s/>hasha:</text:span><text:span text:style-name="T7"><text:a xlink:href="mailto:grab-aaaaa@grabmail.com" xlink:type="simple">grab-aaaaa@mydomain.com</text:a></text:span><text:span text:style-name="T6"> hashb:</text:span><text:span text:style-name="T7"><text:a xlink:href="mailto:grab-bbb@grabmail.com" xlink:type="simple">grab-bbb@mydomain.com</text:a></text:span><text:span text:style-name="T6"> validity:24 hou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12" draw:layer="layout" svg:width="16.933cm" svg:height="9.524cm" svg:x="1.059cm" svg:y="1.905cm" draw:page-number="1" presentation:class="page"/>
          <draw:frame draw:name="Google Shape;52;p:notes" presentation:style-name="pr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5"/>
    <meta:generator>LibreOfficeDev/6.0.5.2$Linux_X86_64 LibreOffice_project/</meta:generator>
  </office:meta>
</office:document-meta>
</file>